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9523" officeooo:paragraph-rsid="000b9523"/>
    </style:style>
    <style:style style:name="P2" style:family="paragraph" style:parent-style-name="Standard">
      <style:text-properties officeooo:rsid="000b9523" officeooo:paragraph-rsid="000bda8b"/>
    </style:style>
    <style:style style:name="P3" style:family="paragraph" style:parent-style-name="Standard">
      <style:text-properties officeooo:rsid="000b9523" officeooo:paragraph-rsid="000c9bac"/>
    </style:style>
    <style:style style:name="P4" style:family="paragraph" style:parent-style-name="Standard">
      <style:text-properties officeooo:rsid="000b9523" officeooo:paragraph-rsid="000e44d8"/>
    </style:style>
    <style:style style:name="P5" style:family="paragraph" style:parent-style-name="Standard">
      <style:text-properties officeooo:rsid="000b9523" officeooo:paragraph-rsid="000f0be0"/>
    </style:style>
    <style:style style:name="P6" style:family="paragraph" style:parent-style-name="Standard">
      <style:text-properties officeooo:rsid="000b9523" officeooo:paragraph-rsid="0010c8bd"/>
    </style:style>
    <style:style style:name="P7" style:family="paragraph" style:parent-style-name="Standard">
      <style:text-properties officeooo:rsid="000b9523" officeooo:paragraph-rsid="0012c471"/>
    </style:style>
    <style:style style:name="P8" style:family="paragraph" style:parent-style-name="Standard">
      <style:text-properties officeooo:rsid="000b9523" officeooo:paragraph-rsid="00146145"/>
    </style:style>
    <style:style style:name="P9" style:family="paragraph" style:parent-style-name="Standard">
      <style:text-properties officeooo:rsid="000b9523" officeooo:paragraph-rsid="00148f55"/>
    </style:style>
    <style:style style:name="P10" style:family="paragraph" style:parent-style-name="Standard">
      <style:text-properties officeooo:rsid="000b9523" officeooo:paragraph-rsid="00157e96"/>
    </style:style>
    <style:style style:name="P11" style:family="paragraph" style:parent-style-name="Standard">
      <style:text-properties fo:font-size="16pt" officeooo:rsid="000b9523" officeooo:paragraph-rsid="000b9523" fo:background-color="#ffff00" style:font-size-asian="16pt" style:font-size-complex="16pt"/>
    </style:style>
    <style:style style:name="P12" style:family="paragraph" style:parent-style-name="Standard">
      <style:text-properties fo:font-size="16pt" officeooo:rsid="000b9523" officeooo:paragraph-rsid="000e44d8" fo:background-color="#ffff00" style:font-size-asian="16pt" style:font-size-complex="16pt"/>
    </style:style>
    <style:style style:name="P13" style:family="paragraph" style:parent-style-name="Standard">
      <style:text-properties fo:font-size="16pt" officeooo:rsid="000b9523" officeooo:paragraph-rsid="0010c8bd" fo:background-color="#ffff00" style:font-size-asian="16pt" style:font-size-complex="16pt"/>
    </style:style>
    <style:style style:name="P14" style:family="paragraph" style:parent-style-name="Standard">
      <style:text-properties fo:font-size="16pt" officeooo:rsid="000b9523" officeooo:paragraph-rsid="00146145" fo:background-color="#ffff00" style:font-size-asian="16pt" style:font-size-complex="16pt"/>
    </style:style>
    <style:style style:name="P15" style:family="paragraph" style:parent-style-name="Standard">
      <style:text-properties fo:font-size="16pt" officeooo:rsid="00146145" officeooo:paragraph-rsid="00146145" fo:background-color="#ffff00" style:font-size-asian="16pt" style:font-size-complex="16pt"/>
    </style:style>
    <style:style style:name="P16" style:family="paragraph" style:parent-style-name="Standard">
      <style:text-properties fo:font-size="15pt" officeooo:rsid="000b9523" officeooo:paragraph-rsid="00148f55" fo:background-color="transparent" style:font-size-asian="15pt" style:font-size-complex="15pt"/>
    </style:style>
    <style:style style:name="P17" style:family="paragraph" style:parent-style-name="Standard">
      <style:text-properties fo:font-size="15pt" officeooo:rsid="00157e96" officeooo:paragraph-rsid="00157e96" fo:background-color="transparent" style:font-size-asian="15pt" style:font-size-complex="15pt"/>
    </style:style>
    <style:style style:name="P18" style:family="paragraph" style:parent-style-name="Standard">
      <style:text-properties fo:font-size="15pt" officeooo:rsid="00148f55" officeooo:paragraph-rsid="00148f55" fo:background-color="#ffff00" style:font-size-asian="15pt" style:font-size-complex="15pt"/>
    </style:style>
    <style:style style:name="P19" style:family="paragraph" style:parent-style-name="Standard">
      <style:text-properties fo:font-size="18pt" officeooo:rsid="000b9523" officeooo:paragraph-rsid="000b9523" fo:background-color="#ffff00" style:font-size-asian="18pt" style:font-size-complex="18pt"/>
    </style:style>
    <style:style style:name="P20" style:family="paragraph" style:parent-style-name="Standard">
      <style:text-properties fo:font-size="18pt" officeooo:rsid="000b9523" officeooo:paragraph-rsid="000bda8b" fo:background-color="#ffff00" style:font-size-asian="18pt" style:font-size-complex="18pt"/>
    </style:style>
    <style:style style:name="P21" style:family="paragraph" style:parent-style-name="Standard">
      <style:text-properties fo:font-size="18pt" officeooo:rsid="000b9523" officeooo:paragraph-rsid="000e44d8" fo:background-color="#ffff00" style:font-size-asian="18pt" style:font-size-complex="18pt"/>
    </style:style>
    <style:style style:name="P22" style:family="paragraph" style:parent-style-name="Standard">
      <style:text-properties fo:font-size="18pt" officeooo:rsid="000b9523" officeooo:paragraph-rsid="0010c8bd" fo:background-color="#ffff00" style:font-size-asian="18pt" style:font-size-complex="18pt"/>
    </style:style>
    <style:style style:name="P23" style:family="paragraph" style:parent-style-name="Standard">
      <style:text-properties fo:font-size="18pt" officeooo:rsid="0016ad4b" officeooo:paragraph-rsid="0016ad4b" fo:background-color="#ffff00" style:font-size-asian="18pt" style:font-size-complex="18pt"/>
    </style:style>
    <style:style style:name="P24" style:family="paragraph" style:parent-style-name="Standard">
      <style:text-properties fo:font-size="18pt" officeooo:rsid="001888c7" officeooo:paragraph-rsid="001888c7" fo:background-color="#ffff00" style:font-size-asian="18pt" style:font-size-complex="18pt"/>
    </style:style>
    <style:style style:name="P25" style:family="paragraph" style:parent-style-name="Standard">
      <style:text-properties fo:font-size="18pt" officeooo:rsid="001888c7" officeooo:paragraph-rsid="001888c7" fo:background-color="transparent" style:font-size-asian="18pt" style:font-size-complex="18pt"/>
    </style:style>
    <style:style style:name="P26" style:family="paragraph" style:parent-style-name="Standard">
      <style:text-properties officeooo:rsid="000b9523" officeooo:paragraph-rsid="000b9523" fo:background-color="#ffff00"/>
    </style:style>
    <style:style style:name="P27" style:family="paragraph" style:parent-style-name="Standard">
      <style:text-properties officeooo:rsid="0025d521" officeooo:paragraph-rsid="0025d521" fo:background-color="#ffff00"/>
    </style:style>
    <style:style style:name="P28" style:family="paragraph" style:parent-style-name="Standard">
      <style:text-properties fo:color="#c9211e" officeooo:rsid="000b9523" officeooo:paragraph-rsid="000b9523" fo:background-color="#ffff00"/>
    </style:style>
    <style:style style:name="P29" style:family="paragraph" style:parent-style-name="Standard">
      <style:text-properties fo:color="#c9211e" officeooo:rsid="000b9523" officeooo:paragraph-rsid="000bda8b" fo:background-color="#ffff00"/>
    </style:style>
    <style:style style:name="P30" style:family="paragraph" style:parent-style-name="Standard">
      <style:text-properties fo:color="#c9211e" officeooo:rsid="000b9523" officeooo:paragraph-rsid="000c9bac" fo:background-color="#ffff00"/>
    </style:style>
    <style:style style:name="P31" style:family="paragraph" style:parent-style-name="Standard">
      <style:text-properties fo:color="#c9211e" officeooo:rsid="000b9523" officeooo:paragraph-rsid="000e44d8" fo:background-color="#ffff00"/>
    </style:style>
    <style:style style:name="P32" style:family="paragraph" style:parent-style-name="Standard">
      <style:text-properties fo:color="#c9211e" officeooo:rsid="000b9523" officeooo:paragraph-rsid="0010c8bd" fo:background-color="#ffff00"/>
    </style:style>
    <style:style style:name="P33" style:family="paragraph" style:parent-style-name="Standard">
      <style:text-properties fo:color="#c9211e" officeooo:rsid="000b9523" officeooo:paragraph-rsid="00157e96" fo:background-color="#ffff00"/>
    </style:style>
    <style:style style:name="P34" style:family="paragraph" style:parent-style-name="Standard">
      <style:text-properties fo:color="#c9211e" officeooo:rsid="000b9523" officeooo:paragraph-rsid="0012c471" fo:background-color="transparent"/>
    </style:style>
    <style:style style:name="P35" style:family="paragraph" style:parent-style-name="Standard">
      <style:text-properties fo:color="#c9211e" officeooo:rsid="0011bc95" officeooo:paragraph-rsid="0012c471" fo:background-color="transparent"/>
    </style:style>
    <style:style style:name="P36" style:family="paragraph" style:parent-style-name="Standard">
      <style:text-properties fo:color="#c9211e" officeooo:rsid="0011bc95" officeooo:paragraph-rsid="00157e96" fo:background-color="transparent"/>
    </style:style>
    <style:style style:name="P37" style:family="paragraph" style:parent-style-name="Standard">
      <style:text-properties fo:color="#c9211e" fo:font-size="12pt" officeooo:rsid="000b9523" officeooo:paragraph-rsid="00157e96" fo:background-color="transparent" style:font-size-asian="12pt" style:font-size-complex="12pt"/>
    </style:style>
    <style:style style:name="P38" style:family="paragraph" style:parent-style-name="Standard">
      <style:text-properties officeooo:rsid="000c9bac" officeooo:paragraph-rsid="000c9bac"/>
    </style:style>
    <style:style style:name="P39" style:family="paragraph" style:parent-style-name="Standard">
      <style:text-properties officeooo:rsid="000c9bac" officeooo:paragraph-rsid="000e44d8"/>
    </style:style>
    <style:style style:name="P40" style:family="paragraph" style:parent-style-name="Standard">
      <style:text-properties officeooo:rsid="000c9bac" officeooo:paragraph-rsid="0010c8bd"/>
    </style:style>
    <style:style style:name="P41" style:family="paragraph" style:parent-style-name="Standard">
      <style:text-properties officeooo:rsid="0011bc95" officeooo:paragraph-rsid="0011bc95"/>
    </style:style>
    <style:style style:name="P42" style:family="paragraph" style:parent-style-name="Standard">
      <style:text-properties officeooo:rsid="0011bc95" officeooo:paragraph-rsid="0012c471"/>
    </style:style>
    <style:style style:name="P43" style:family="paragraph" style:parent-style-name="Standard">
      <style:text-properties fo:font-size="12pt" officeooo:rsid="000b9523" officeooo:paragraph-rsid="00146145" fo:background-color="transparent" style:font-size-asian="12pt" style:font-size-complex="12pt"/>
    </style:style>
    <style:style style:name="P44" style:family="paragraph" style:parent-style-name="Standard">
      <style:text-properties fo:font-size="12pt" officeooo:rsid="000b9523" officeooo:paragraph-rsid="00157e96" fo:background-color="transparent" style:font-size-asian="12pt" style:font-size-complex="12pt"/>
    </style:style>
    <style:style style:name="P45" style:family="paragraph" style:parent-style-name="Standard">
      <style:text-properties fo:font-size="12pt" officeooo:rsid="00146145" officeooo:paragraph-rsid="00146145" fo:background-color="transparent" style:font-size-asian="12pt" style:font-size-complex="12pt"/>
    </style:style>
    <style:style style:name="P46" style:family="paragraph" style:parent-style-name="Standard">
      <style:text-properties fo:font-size="12pt" officeooo:rsid="00146145" officeooo:paragraph-rsid="0026d03d" fo:background-color="transparent" style:font-size-asian="12pt" style:font-size-complex="12pt"/>
    </style:style>
    <style:style style:name="P47" style:family="paragraph" style:parent-style-name="Standard">
      <style:text-properties fo:font-size="12pt" officeooo:rsid="00148f55" officeooo:paragraph-rsid="00148f55" fo:background-color="transparent" style:font-size-asian="12pt" style:font-size-complex="12pt"/>
    </style:style>
    <style:style style:name="P48" style:family="paragraph" style:parent-style-name="Standard">
      <style:text-properties fo:font-size="12pt" officeooo:rsid="00157e96" officeooo:paragraph-rsid="00157e96" fo:background-color="transparent" style:font-size-asian="12pt" style:font-size-complex="12pt"/>
    </style:style>
    <style:style style:name="P49" style:family="paragraph" style:parent-style-name="Standard">
      <style:text-properties fo:font-size="12pt" officeooo:rsid="0016ad4b" officeooo:paragraph-rsid="0016ad4b" fo:background-color="transparent" style:font-size-asian="12pt" style:font-size-complex="12pt"/>
    </style:style>
    <style:style style:name="P50" style:family="paragraph" style:parent-style-name="Standard">
      <style:text-properties fo:font-size="12pt" officeooo:rsid="0016ad4b" officeooo:paragraph-rsid="0016ad4b" fo:background-color="transparent" style:font-size-asian="10.5pt" style:font-size-complex="12pt"/>
    </style:style>
    <style:style style:name="P51" style:family="paragraph" style:parent-style-name="Standard">
      <style:text-properties fo:font-size="12pt" officeooo:rsid="001888c7" officeooo:paragraph-rsid="001888c7" fo:background-color="transparent" style:font-size-asian="10.5pt" style:font-size-complex="12pt"/>
    </style:style>
    <style:style style:name="P52" style:family="paragraph" style:parent-style-name="Standard">
      <style:text-properties fo:font-size="12pt" officeooo:rsid="001888c7" officeooo:paragraph-rsid="001a0e36" fo:background-color="transparent" style:font-size-asian="10.5pt" style:font-size-complex="12pt"/>
    </style:style>
    <style:style style:name="P53" style:family="paragraph" style:parent-style-name="Standard">
      <style:text-properties fo:font-size="12pt" officeooo:rsid="0016ad4b" officeooo:paragraph-rsid="0016ad4b" fo:background-color="#ffff00" style:font-size-asian="10.5pt" style:font-size-complex="12pt"/>
    </style:style>
    <style:style style:name="P54" style:family="paragraph" style:parent-style-name="Standard">
      <style:text-properties officeooo:rsid="00157e96" officeooo:paragraph-rsid="00157e96"/>
    </style:style>
    <style:style style:name="P55" style:family="paragraph" style:parent-style-name="Standard">
      <style:text-properties officeooo:rsid="0025d521" officeooo:paragraph-rsid="0025d521"/>
    </style:style>
    <style:style style:name="T1" style:family="text">
      <style:text-properties officeooo:rsid="000bda8b"/>
    </style:style>
    <style:style style:name="T2" style:family="text">
      <style:text-properties officeooo:rsid="000c9bac"/>
    </style:style>
    <style:style style:name="T3" style:family="text">
      <style:text-properties officeooo:rsid="000e44d8"/>
    </style:style>
    <style:style style:name="T4" style:family="text">
      <style:text-properties officeooo:rsid="000f0be0"/>
    </style:style>
    <style:style style:name="T5" style:family="text">
      <style:text-properties officeooo:rsid="0010c8bd"/>
    </style:style>
    <style:style style:name="T6" style:family="text">
      <style:text-properties officeooo:rsid="0011bc95"/>
    </style:style>
    <style:style style:name="T7" style:family="text">
      <style:text-properties fo:color="#c9211e" fo:background-color="transparent" loext:char-shading-value="0"/>
    </style:style>
    <style:style style:name="T8" style:family="text">
      <style:text-properties fo:color="#c9211e" officeooo:rsid="0011bc95" fo:background-color="transparent" loext:char-shading-value="0"/>
    </style:style>
    <style:style style:name="T9" style:family="text">
      <style:text-properties fo:color="#c9211e" officeooo:rsid="0012c471" fo:background-color="transparent" loext:char-shading-value="0"/>
    </style:style>
    <style:style style:name="T10" style:family="text">
      <style:text-properties fo:color="#c9211e" officeooo:rsid="00157e96" fo:background-color="transparent" loext:char-shading-value="0"/>
    </style:style>
    <style:style style:name="T11" style:family="text">
      <style:text-properties officeooo:rsid="00146145"/>
    </style:style>
    <style:style style:name="T12" style:family="text">
      <style:text-properties officeooo:rsid="00148f55"/>
    </style:style>
    <style:style style:name="T13" style:family="text">
      <style:text-properties officeooo:rsid="00157e96"/>
    </style:style>
    <style:style style:name="T14" style:family="text">
      <style:text-properties fo:font-size="12pt" fo:background-color="transparent" loext:char-shading-value="0" style:font-size-asian="12pt" style:font-size-complex="12pt"/>
    </style:style>
    <style:style style:name="T15" style:family="text">
      <style:text-properties fo:font-size="12pt" officeooo:rsid="00157e96" fo:background-color="transparent" loext:char-shading-value="0" style:font-size-asian="12pt" style:font-size-complex="12pt"/>
    </style:style>
    <style:style style:name="T16" style:family="text">
      <style:text-properties officeooo:rsid="00169461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25d5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 switch and vlan conf </text:p>
      <text:p text:style-name="P1"/>
      <text:p text:style-name="P1"/>
      <text:p text:style-name="P1">configure terminal</text:p>
      <text:p text:style-name="P1">no ip domain-lookup</text:p>
      <text:p text:style-name="P1">vlan 10</text:p>
      <text:p text:style-name="P1">exit</text:p>
      <text:p text:style-name="P1">vlan 20</text:p>
      <text:p text:style-name="P1">exit</text:p>
      <text:p text:style-name="P1">vlan 30</text:p>
      <text:p text:style-name="P1">interface fastEthernet 0/2</text:p>
      <text:p text:style-name="P1">switchport mode access</text:p>
      <text:p text:style-name="P1">switchport access vlan 10</text:p>
      <text:p text:style-name="P1">exit</text:p>
      <text:p text:style-name="P1">interface fastEthernet 0/3</text:p>
      <text:p text:style-name="P1">switchport mode access</text:p>
      <text:p text:style-name="P1">switchport access vlan 20</text:p>
      <text:p text:style-name="P1">exit</text:p>
      <text:p text:style-name="P1">interface fastEthernet 0/4</text:p>
      <text:p text:style-name="P1">switchport mode access</text:p>
      <text:p text:style-name="P1">switchport access vlan 30</text:p>
      <text:p text:style-name="P1">exit</text:p>
      <text:p text:style-name="P1">interface fastEthernet 0/1</text:p>
      <text:p text:style-name="P1">switchport mode trunk</text:p>
      <text:p text:style-name="P1">switchport trunk native vlan 1</text:p>
      <text:p text:style-name="P1">switchport trunk allowed vlan 10</text:p>
      <text:p text:style-name="P1">switchport trunk allowed vlan add 20</text:p>
      <text:p text:style-name="P1">switchport trunk allowed vlan add 30</text:p>
      <text:p text:style-name="P1">exit </text:p>
      <text:p text:style-name="P1"><text:s/></text:p>
      <text:p text:style-name="P26">ospf of batiment <text:span text:style-name="T18">1</text:span></text:p>
      <text:p text:style-name="P27">ROUTER 0</text:p>
      <text:p text:style-name="P1">router ospf 1</text:p>
      <text:p text:style-name="P1">network 192.168.1.0 0.0.0.7 area 0</text:p>
      <text:p text:style-name="P1">network 192.168.1.8 0.0.0.7 area 0</text:p>
      <text:p text:style-name="P1">network 192.168.1.16 0.0.0.7 area 0 </text:p>
      <text:p text:style-name="P1">network 192.168.1.100 0.0.0.3 area 0 </text:p>
      <text:p text:style-name="P55">ROUTER 1</text:p>
      <text:p text:style-name="P1">router ospf 1</text:p>
      <text:p text:style-name="P1">network 192.168.1.24 0.0.0.7 area 0</text:p>
      <text:p text:style-name="P1">network 192.168.1.32 0.0.0.7 area 0</text:p>
      <text:p text:style-name="P1">network 192.168.1.40 0.0.0.7 area 0 </text:p>
      <text:p text:style-name="P1">network 192.168.1.100 0.0.0.3 area 0</text:p>
      <text:p text:style-name="P1">network 192.168.1.200 0.0.0.3 area 0</text:p>
      <text:p text:style-name="P1"/>
      <text:p text:style-name="P55">ROUTER 2</text:p>
      <text:p text:style-name="P1">router ospf 1</text:p>
      <text:p text:style-name="P1">network 192.168.1.48 0.0.0.7 area 0</text:p>
      <text:p text:style-name="P1">network 192.168.1.56 0.0.0.7 area 0</text:p>
      <text:p text:style-name="P1"><text:soft-page-break/>network 192.168.1.64 0.0.0.7 area 0 </text:p>
      <text:p text:style-name="P1">network 192.168.1.<text:span text:style-name="T1">1</text:span>60 0.0.0.3 area 0</text:p>
      <text:p text:style-name="P1">network 192.168.1.200 0.0.0.3 area 0</text:p>
      <text:p text:style-name="P1"/>
      <text:p text:style-name="P55">ROUTER 3</text:p>
      <text:p text:style-name="P1">router ospf 1</text:p>
      <text:p text:style-name="P1">network 192.168.1.72 0.0.0.7 area 0</text:p>
      <text:p text:style-name="P1">network 192.168.1.80 0.0.0.7 area 0</text:p>
      <text:p text:style-name="P1">network 192.168.1.88 0.0.0.7 area 0 </text:p>
      <text:p text:style-name="P1">network 192.168.1.<text:span text:style-name="T1">1</text:span>60 0.0.0.3 area 0</text:p>
      <text:p text:style-name="P7">network 192.168.<text:span text:style-name="T2">6</text:span>.0 0.0.0.<text:span text:style-name="T2">255</text:span> area 0</text:p>
      <text:p text:style-name="P7"><text:span text:style-name="T8">network 192.168.</text:span><text:span text:style-name="T9">7</text:span><text:span text:style-name="T8">.0 0.0.0.255 area 0</text:span></text:p>
      <text:p text:style-name="P1"/>
      <text:p text:style-name="P1"/>
      <text:p text:style-name="P28">batiment B:</text:p>
      <text:p text:style-name="P1"/>
      <text:p text:style-name="P19">first router:</text:p>
      <text:p text:style-name="P1"/>
      <text:p text:style-name="P1"><text:s/>conf term</text:p>
      <text:p text:style-name="P1">interface Fa0/0.10</text:p>
      <text:p text:style-name="P1">encapsulation dot1Q 10</text:p>
      <text:p text:style-name="P1">ip address 192.168.2.1 255.255.255.248</text:p>
      <text:p text:style-name="P1">no shutdown</text:p>
      <text:p text:style-name="P1">exit </text:p>
      <text:p text:style-name="P1"/>
      <text:p text:style-name="P1"/>
      <text:p text:style-name="P1">conf term</text:p>
      <text:p text:style-name="P1">interface Fa0/0.20</text:p>
      <text:p text:style-name="P1">encapsulation dot1Q 20</text:p>
      <text:p text:style-name="P1">ip address 192.168.2.9 255.255.255.248 </text:p>
      <text:p text:style-name="P1">no shutdown</text:p>
      <text:p text:style-name="P1">exit </text:p>
      <text:p text:style-name="P1"/>
      <text:p text:style-name="P1"/>
      <text:p text:style-name="P1">conf term</text:p>
      <text:p text:style-name="P1">interface Fa0/0.30</text:p>
      <text:p text:style-name="P1">encapsulation dot1Q 30</text:p>
      <text:p text:style-name="P1">ip address 192.168.2.17 255.255.255.248 </text:p>
      <text:p text:style-name="P1">no shutdown</text:p>
      <text:p text:style-name="P1">exit</text:p>
      <text:p text:style-name="P1"/>
      <text:p text:style-name="P19">second router:</text:p>
      <text:p text:style-name="P1"/>
      <text:p text:style-name="P1"><text:s/>conf term</text:p>
      <text:p text:style-name="P1">interface Fa0/0.10</text:p>
      <text:p text:style-name="P1">encapsulation dot1Q 10</text:p>
      <text:p text:style-name="P1">ip address 192.168.2.25 255.255.255.248</text:p>
      <text:p text:style-name="P1">no shutdown</text:p>
      <text:p text:style-name="P1"><text:soft-page-break/>exit </text:p>
      <text:p text:style-name="P1"/>
      <text:p text:style-name="P1"/>
      <text:p text:style-name="P1">conf term</text:p>
      <text:p text:style-name="P1">interface Fa0/0.20</text:p>
      <text:p text:style-name="P1">encapsulation dot1Q 20</text:p>
      <text:p text:style-name="P1">ip address 192.168.2.33 255.255.255.248 </text:p>
      <text:p text:style-name="P1">no shutdown</text:p>
      <text:p text:style-name="P1">exit </text:p>
      <text:p text:style-name="P1"/>
      <text:p text:style-name="P1"/>
      <text:p text:style-name="P1">conf term</text:p>
      <text:p text:style-name="P1">interface Fa0/0.30</text:p>
      <text:p text:style-name="P1">encapsulation dot1Q 30</text:p>
      <text:p text:style-name="P1">ip address 192.168.2.41 255.255.255.248 </text:p>
      <text:p text:style-name="P1">no shutdown</text:p>
      <text:p text:style-name="P1">exit</text:p>
      <text:p text:style-name="P1"/>
      <text:p text:style-name="P11">third router:</text:p>
      <text:p text:style-name="P1"/>
      <text:p text:style-name="P1"/>
      <text:p text:style-name="P1"><text:s/>conf term</text:p>
      <text:p text:style-name="P1">interface Fa0/0.10</text:p>
      <text:p text:style-name="P1">encapsulation dot1Q 10</text:p>
      <text:p text:style-name="P1">ip address 192.168.2.49 255.255.255.248</text:p>
      <text:p text:style-name="P1">no shutdown</text:p>
      <text:p text:style-name="P1">exit </text:p>
      <text:p text:style-name="P1"/>
      <text:p text:style-name="P1"/>
      <text:p text:style-name="P1">conf term</text:p>
      <text:p text:style-name="P1">interface Fa0/0.20</text:p>
      <text:p text:style-name="P1">encapsulation dot1Q 20</text:p>
      <text:p text:style-name="P1">ip address 192.168.2.57 255.255.255.248 </text:p>
      <text:p text:style-name="P1">no shutdown</text:p>
      <text:p text:style-name="P1">exit </text:p>
      <text:p text:style-name="P1"/>
      <text:p text:style-name="P1"/>
      <text:p text:style-name="P1">conf term</text:p>
      <text:p text:style-name="P1">interface Fa0/0.30</text:p>
      <text:p text:style-name="P1">encapsulation dot1Q 30</text:p>
      <text:p text:style-name="P1">ip address 192.168.2.65 255.255.255.248 </text:p>
      <text:p text:style-name="P1">no shutdown</text:p>
      <text:p text:style-name="P1">exit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9">fourth router: </text:p>
      <text:p text:style-name="P19"/>
      <text:p text:style-name="P19"/>
      <text:p text:style-name="P1"><text:s/>conf term</text:p>
      <text:p text:style-name="P1">interface Fa0/0.10</text:p>
      <text:p text:style-name="P1">encapsulation dot1Q 10</text:p>
      <text:p text:style-name="P1">ip address 192.168.2.73 255.255.255.248</text:p>
      <text:p text:style-name="P1">no shutdown</text:p>
      <text:p text:style-name="P1">exit </text:p>
      <text:p text:style-name="P1"/>
      <text:p text:style-name="P1"/>
      <text:p text:style-name="P1">conf term</text:p>
      <text:p text:style-name="P1">interface Fa0/0.20</text:p>
      <text:p text:style-name="P1">encapsulation dot1Q 20</text:p>
      <text:p text:style-name="P1">ip address 192.168.2.81 255.255.255.248 </text:p>
      <text:p text:style-name="P1">no shutdown</text:p>
      <text:p text:style-name="P1">exit </text:p>
      <text:p text:style-name="P1"/>
      <text:p text:style-name="P1"/>
      <text:p text:style-name="P1">conf term</text:p>
      <text:p text:style-name="P1">interface Fa0/0.30</text:p>
      <text:p text:style-name="P1">encapsulation dot1Q 30</text:p>
      <text:p text:style-name="P1">ip address 192.168.2.89 255.255.255.248 </text:p>
      <text:p text:style-name="P1">no shutdown</text:p>
      <text:p text:style-name="P1">exit</text:p>
      <text:p text:style-name="P1"/>
      <text:p text:style-name="P1"/>
      <text:p text:style-name="P1"/>
      <text:p text:style-name="P20">ospf of batiment <text:span text:style-name="T1">B</text:span> </text:p>
      <text:p text:style-name="P2"/>
      <text:p text:style-name="P29">router ospf 1</text:p>
      <text:p text:style-name="P2">network 192.168.<text:span text:style-name="T1">2</text:span>.0 0.0.0.7 area 0</text:p>
      <text:p text:style-name="P2">network 192.168.<text:span text:style-name="T1">2</text:span>.8 0.0.0.7 area 0</text:p>
      <text:p text:style-name="P2">network 192.168.<text:span text:style-name="T1">2</text:span>.16 0.0.0.7 area 0 </text:p>
      <text:p text:style-name="P2">network 192.168.<text:span text:style-name="T1">2</text:span>.100 0.0.0.3 area 0 </text:p>
      <text:p text:style-name="P38">end</text:p>
      <text:p text:style-name="P30">router ospf 1</text:p>
      <text:p text:style-name="P3">network 192.168.<text:span text:style-name="T2">6</text:span>.0 0.0.0.<text:span text:style-name="T2">255</text:span> area 0</text:p>
      <text:p text:style-name="P7"><text:span text:style-name="T8">network 192.168.</text:span><text:span text:style-name="T9">8</text:span><text:span text:style-name="T8">.0 0.0.0.255 area 0</text:span></text:p>
      <text:p text:style-name="P2"/>
      <text:p text:style-name="P2">router ospf 1</text:p>
      <text:p text:style-name="P2">network 192.168.<text:span text:style-name="T1">2</text:span>.24 0.0.0.7 area 0</text:p>
      <text:p text:style-name="P2">network 192.168.<text:span text:style-name="T1">2</text:span>.32 0.0.0.7 area 0</text:p>
      <text:p text:style-name="P2">network 192.168.<text:span text:style-name="T1">2</text:span>.40 0.0.0.7 area 0 </text:p>
      <text:p text:style-name="P2">network 192.168.<text:span text:style-name="T1">2</text:span>.100 0.0.0.3 area 0</text:p>
      <text:p text:style-name="P2"><text:soft-page-break/>network 192.168.<text:span text:style-name="T1">2</text:span>.200 0.0.0.3 area 0</text:p>
      <text:p text:style-name="P2"/>
      <text:p text:style-name="P2"/>
      <text:p text:style-name="P2">router ospf 1</text:p>
      <text:p text:style-name="P2">network 192.168.<text:span text:style-name="T1">2</text:span>.48 0.0.0.7 area 0</text:p>
      <text:p text:style-name="P2">network 192.168.<text:span text:style-name="T1">2</text:span>.56 0.0.0.7 area 0</text:p>
      <text:p text:style-name="P2">network 192.168.<text:span text:style-name="T1">2</text:span>.64 0.0.0.7 area 0 </text:p>
      <text:p text:style-name="P2">network 192.168.<text:span text:style-name="T1">2</text:span>.<text:span text:style-name="T1">1</text:span>60 0.0.0.3 area 0</text:p>
      <text:p text:style-name="P2">network 192.168.<text:span text:style-name="T1">2</text:span>.200 0.0.0.3 area 0</text:p>
      <text:p text:style-name="P2"/>
      <text:p text:style-name="P2">router ospf 1</text:p>
      <text:p text:style-name="P2">network 192.168.<text:span text:style-name="T1">2</text:span>.72 0.0.0.7 area 0</text:p>
      <text:p text:style-name="P2">network 192.168.<text:span text:style-name="T1">2</text:span>.80 0.0.0.7 area 0</text:p>
      <text:p text:style-name="P2">network 192.168.<text:span text:style-name="T1">2</text:span>.88 0.0.0.7 area 0 </text:p>
      <text:p text:style-name="P2">network 192.168.<text:span text:style-name="T1">2</text:span>.<text:span text:style-name="T1">1</text:span>60 0.0.0.3 area 0</text:p>
      <text:p text:style-name="P2"/>
      <text:p text:style-name="P2"/>
      <text:p text:style-name="P2"/>
      <text:p text:style-name="P2"/>
      <text:p text:style-name="P31">batiment <text:span text:style-name="T3">C</text:span>:</text:p>
      <text:p text:style-name="P4"/>
      <text:p text:style-name="P21">first router:</text:p>
      <text:p text:style-name="P4"/>
      <text:p text:style-name="P4"><text:s/>conf term</text:p>
      <text:p text:style-name="P4">interface Fa0/0.10</text:p>
      <text:p text:style-name="P4">encapsulation dot1Q 10</text:p>
      <text:p text:style-name="P4">ip address 192.168.<text:span text:style-name="T3">3</text:span>.1 255.255.255.248</text:p>
      <text:p text:style-name="P4">no shutdown</text:p>
      <text:p text:style-name="P4">exit </text:p>
      <text:p text:style-name="P4"/>
      <text:p text:style-name="P4"/>
      <text:p text:style-name="P4">conf term</text:p>
      <text:p text:style-name="P4">interface Fa0/0.20</text:p>
      <text:p text:style-name="P4">encapsulation dot1Q 20</text:p>
      <text:p text:style-name="P4">ip address 192.168.<text:span text:style-name="T3">3</text:span>.9 255.255.255.248 </text:p>
      <text:p text:style-name="P4">no shutdown</text:p>
      <text:p text:style-name="P4">exit </text:p>
      <text:p text:style-name="P4"/>
      <text:p text:style-name="P4"/>
      <text:p text:style-name="P4">conf term</text:p>
      <text:p text:style-name="P4">interface Fa0/0.30</text:p>
      <text:p text:style-name="P4">encapsulation dot1Q 30</text:p>
      <text:p text:style-name="P4">ip address 192.168.<text:span text:style-name="T3">3</text:span>.17 255.255.255.248 </text:p>
      <text:p text:style-name="P4">no shutdown</text:p>
      <text:p text:style-name="P4">exit</text:p>
      <text:p text:style-name="P4"/>
      <text:p text:style-name="P4"/>
      <text:p text:style-name="P4"/>
      <text:p text:style-name="P4"><text:soft-page-break/></text:p>
      <text:p text:style-name="P4"/>
      <text:p text:style-name="P21">second router:</text:p>
      <text:p text:style-name="P4"/>
      <text:p text:style-name="P4"><text:s/>conf term</text:p>
      <text:p text:style-name="P4">interface Fa0/0.10</text:p>
      <text:p text:style-name="P4">encapsulation dot1Q 10</text:p>
      <text:p text:style-name="P4">ip address 192.168.<text:span text:style-name="T3">3</text:span>.25 255.255.255.248</text:p>
      <text:p text:style-name="P4">no shutdown</text:p>
      <text:p text:style-name="P4">exit </text:p>
      <text:p text:style-name="P4"/>
      <text:p text:style-name="P4"/>
      <text:p text:style-name="P4">conf term</text:p>
      <text:p text:style-name="P4">interface Fa0/0.20</text:p>
      <text:p text:style-name="P4">encapsulation dot1Q 20</text:p>
      <text:p text:style-name="P4">ip address 192.168.<text:span text:style-name="T3">3</text:span>.33 255.255.255.248 </text:p>
      <text:p text:style-name="P4">no shutdown</text:p>
      <text:p text:style-name="P4">exit </text:p>
      <text:p text:style-name="P4"/>
      <text:p text:style-name="P4"/>
      <text:p text:style-name="P4">conf term</text:p>
      <text:p text:style-name="P4">interface Fa0/0.30</text:p>
      <text:p text:style-name="P4">encapsulation dot1Q 30</text:p>
      <text:p text:style-name="P4">ip address 192.168.<text:span text:style-name="T3">3</text:span>.41 255.255.255.248 </text:p>
      <text:p text:style-name="P4">no shutdown</text:p>
      <text:p text:style-name="P4">exit</text:p>
      <text:p text:style-name="P4"/>
      <text:p text:style-name="P12">third router:</text:p>
      <text:p text:style-name="P4"/>
      <text:p text:style-name="P4"/>
      <text:p text:style-name="P4"><text:s/>conf term</text:p>
      <text:p text:style-name="P4">interface Fa0/0.10</text:p>
      <text:p text:style-name="P4">encapsulation dot1Q 10</text:p>
      <text:p text:style-name="P4">ip address 192.168.<text:span text:style-name="T3">3</text:span>.49 255.255.255.248</text:p>
      <text:p text:style-name="P4">no shutdown</text:p>
      <text:p text:style-name="P4">exit </text:p>
      <text:p text:style-name="P4"/>
      <text:p text:style-name="P4"/>
      <text:p text:style-name="P4">conf term</text:p>
      <text:p text:style-name="P4">interface Fa0/0.20</text:p>
      <text:p text:style-name="P4">encapsulation dot1Q 20</text:p>
      <text:p text:style-name="P4">ip address 192.168.<text:span text:style-name="T3">3</text:span>.57 255.255.255.248 </text:p>
      <text:p text:style-name="P4">no shutdown</text:p>
      <text:p text:style-name="P4">exit </text:p>
      <text:p text:style-name="P4"/>
      <text:p text:style-name="P4"/>
      <text:p text:style-name="P4">conf term</text:p>
      <text:p text:style-name="P4">interface Fa0/0.30</text:p>
      <text:p text:style-name="P4"><text:soft-page-break/>encapsulation dot1Q 30</text:p>
      <text:p text:style-name="P4">ip address 192.168.<text:span text:style-name="T3">3</text:span>.65 255.255.255.248 </text:p>
      <text:p text:style-name="P4">no shutdown</text:p>
      <text:p text:style-name="P4">exit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1">fourth router: </text:p>
      <text:p text:style-name="P21"/>
      <text:p text:style-name="P21"/>
      <text:p text:style-name="P4"><text:s/>conf term</text:p>
      <text:p text:style-name="P4">interface Fa0/0.10</text:p>
      <text:p text:style-name="P4">encapsulation dot1Q 10</text:p>
      <text:p text:style-name="P4">ip address 192.168.<text:span text:style-name="T3">3</text:span>.73 255.255.255.248</text:p>
      <text:p text:style-name="P4">no shutdown</text:p>
      <text:p text:style-name="P4">exit </text:p>
      <text:p text:style-name="P4"/>
      <text:p text:style-name="P4"/>
      <text:p text:style-name="P4">conf term</text:p>
      <text:p text:style-name="P4">interface Fa0/0.20</text:p>
      <text:p text:style-name="P4">encapsulation dot1Q 20</text:p>
      <text:p text:style-name="P4">ip address 192.168.<text:span text:style-name="T3">3</text:span>.81 255.255.255.248 </text:p>
      <text:p text:style-name="P4">no shutdown</text:p>
      <text:p text:style-name="P4">exit </text:p>
      <text:p text:style-name="P4"/>
      <text:p text:style-name="P4"/>
      <text:p text:style-name="P4">conf term</text:p>
      <text:p text:style-name="P4">interface Fa0/0.30</text:p>
      <text:p text:style-name="P4">encapsulation dot1Q 30</text:p>
      <text:p text:style-name="P4">ip address 192.168.<text:span text:style-name="T3">3</text:span>.89 255.255.255.248 </text:p>
      <text:p text:style-name="P4">no shutdown</text:p>
      <text:p text:style-name="P4">exit</text:p>
      <text:p text:style-name="P4"/>
      <text:p text:style-name="P4"/>
      <text:p text:style-name="P4"/>
      <text:p text:style-name="P21">ospf of batiment <text:span text:style-name="T4">C</text:span> </text:p>
      <text:p text:style-name="P4"/>
      <text:p text:style-name="P31">router ospf 1</text:p>
      <text:p text:style-name="P7">network 192.168.<text:span text:style-name="T4">3</text:span>.0 0.0.0.7 area 0</text:p>
      <text:p text:style-name="P4">network 192.168.<text:span text:style-name="T4">3</text:span>.8 0.0.0.7 area 0</text:p>
      <text:p text:style-name="P4">network 192.168.<text:span text:style-name="T4">3</text:span>.16 0.0.0.7 area 0 </text:p>
      <text:p text:style-name="P4">network 192.168.<text:span text:style-name="T4">3</text:span>.100 0.0.0.3 area 0 </text:p>
      <text:p text:style-name="P34"/>
      <text:p text:style-name="P39"><text:soft-page-break/>end</text:p>
      <text:p text:style-name="P4"/>
      <text:p text:style-name="P4"/>
      <text:p text:style-name="P4"/>
      <text:p text:style-name="P4">router ospf 1</text:p>
      <text:p text:style-name="P4">network 192.168.<text:span text:style-name="T1">3</text:span>.24 0.0.0.7 area 0</text:p>
      <text:p text:style-name="P4">network 192.168.<text:span text:style-name="T4">3</text:span>.32 0.0.0.7 area 0</text:p>
      <text:p text:style-name="P4">network 192.168.<text:span text:style-name="T4">3</text:span>.40 0.0.0.7 area 0 </text:p>
      <text:p text:style-name="P4">network 192.168.<text:span text:style-name="T4">3</text:span>.100 0.0.0.3 area 0</text:p>
      <text:p text:style-name="P4">network 192.168.<text:span text:style-name="T4">3</text:span>.200 0.0.0.3 area 0</text:p>
      <text:p text:style-name="P4"/>
      <text:p text:style-name="P4"/>
      <text:p text:style-name="P4">router ospf 1</text:p>
      <text:p text:style-name="P4">network 192.168.<text:span text:style-name="T4">3</text:span>.48 0.0.0.7 area 0</text:p>
      <text:p text:style-name="P4">network 192.168.<text:span text:style-name="T4">3</text:span>.56 0.0.0.7 area 0</text:p>
      <text:p text:style-name="P4">network 192.168.<text:span text:style-name="T4">3</text:span>.64 0.0.0.7 area 0 </text:p>
      <text:p text:style-name="P4">network 192.168.<text:span text:style-name="T4">3</text:span>.<text:span text:style-name="T1">1</text:span>60 0.0.0.3 area 0</text:p>
      <text:p text:style-name="P4">network 192.168.<text:span text:style-name="T4">3</text:span>.200 0.0.0.3 area 0</text:p>
      <text:p text:style-name="P4"/>
      <text:p text:style-name="P4">router ospf 1</text:p>
      <text:p text:style-name="P4">network 192.168.<text:span text:style-name="T4">3</text:span>.72 0.0.0.7 area 0</text:p>
      <text:p text:style-name="P4">network 192.168.<text:span text:style-name="T4">3</text:span>.80 0.0.0.7 area 0</text:p>
      <text:p text:style-name="P4">network 192.168.<text:span text:style-name="T4">3</text:span>.88 0.0.0.7 area 0 </text:p>
      <text:p text:style-name="P4">network 192.168.<text:span text:style-name="T4">3</text:span>.<text:span text:style-name="T1">1</text:span>60 0.0.0.3 area 0</text:p>
      <text:p text:style-name="P36">network 192.168.9.0 0.0.0.255 area 0</text:p>
      <text:p text:style-name="P36">network 192.168.7.0 0.0.0.255 area 0</text:p>
      <text:p text:style-name="P54"><text:span text:style-name="T8">r</text:span><text:span text:style-name="T7">outer ospf 1</text:span></text:p>
      <text:p text:style-name="P10"><text:span text:style-name="T8">network 192.168.</text:span><text:span text:style-name="T10">10</text:span><text:span text:style-name="T8">.0 0.0.0.255 area 0</text:span></text:p>
      <text:p text:style-name="P5"/>
      <text:p text:style-name="P5"/>
      <text:p text:style-name="P5"/>
      <text:p text:style-name="P6"/>
      <text:p text:style-name="P32">batiment <text:span text:style-name="T5">D</text:span>:</text:p>
      <text:p text:style-name="P6"/>
      <text:p text:style-name="P22">first router:</text:p>
      <text:p text:style-name="P6"/>
      <text:p text:style-name="P6"><text:s/>conf term</text:p>
      <text:p text:style-name="P6">interface Fa0/0.10</text:p>
      <text:p text:style-name="P6">encapsulation dot1Q 10</text:p>
      <text:p text:style-name="P6">ip address 192.168.<text:span text:style-name="T5">4</text:span>.1 255.255.255.248</text:p>
      <text:p text:style-name="P6">no shutdown</text:p>
      <text:p text:style-name="P6">exit </text:p>
      <text:p text:style-name="P6"/>
      <text:p text:style-name="P6"/>
      <text:p text:style-name="P6">conf term</text:p>
      <text:p text:style-name="P6">interface Fa0/0.20</text:p>
      <text:p text:style-name="P6">encapsulation dot1Q 20</text:p>
      <text:p text:style-name="P6">ip address 192.168.<text:span text:style-name="T5">4</text:span>.9 255.255.255.248 </text:p>
      <text:p text:style-name="P6"><text:soft-page-break/>no shutdown</text:p>
      <text:p text:style-name="P6">exit </text:p>
      <text:p text:style-name="P6"/>
      <text:p text:style-name="P6"/>
      <text:p text:style-name="P6">conf term</text:p>
      <text:p text:style-name="P6">interface Fa0/0.30</text:p>
      <text:p text:style-name="P6">encapsulation dot1Q 30</text:p>
      <text:p text:style-name="P6">ip address 192.168.<text:span text:style-name="T5">4</text:span>.17 255.255.255.248 </text:p>
      <text:p text:style-name="P6">no shutdown</text:p>
      <text:p text:style-name="P6">exit</text:p>
      <text:p text:style-name="P6"/>
      <text:p text:style-name="P6"/>
      <text:p text:style-name="P6"/>
      <text:p text:style-name="P6"/>
      <text:p text:style-name="P6"/>
      <text:p text:style-name="P22">second router:</text:p>
      <text:p text:style-name="P6"/>
      <text:p text:style-name="P6"><text:s/>conf term</text:p>
      <text:p text:style-name="P6">interface Fa0/0.10</text:p>
      <text:p text:style-name="P6">encapsulation dot1Q 10</text:p>
      <text:p text:style-name="P6">ip address 192.168.<text:span text:style-name="T5">4</text:span>.25 255.255.255.248</text:p>
      <text:p text:style-name="P6">no shutdown</text:p>
      <text:p text:style-name="P6">exit </text:p>
      <text:p text:style-name="P6"/>
      <text:p text:style-name="P6"/>
      <text:p text:style-name="P6">conf term</text:p>
      <text:p text:style-name="P6">interface Fa0/0.20</text:p>
      <text:p text:style-name="P6">encapsulation dot1Q 20</text:p>
      <text:p text:style-name="P6">ip address 192.168.<text:span text:style-name="T5">4</text:span>.33 255.255.255.248 </text:p>
      <text:p text:style-name="P6">no shutdown</text:p>
      <text:p text:style-name="P6">exit </text:p>
      <text:p text:style-name="P6"/>
      <text:p text:style-name="P6"/>
      <text:p text:style-name="P6">conf term</text:p>
      <text:p text:style-name="P6">interface Fa0/0.30</text:p>
      <text:p text:style-name="P6">encapsulation dot1Q 30</text:p>
      <text:p text:style-name="P6">ip address 192.168.<text:span text:style-name="T5">4</text:span>.41 255.255.255.248 </text:p>
      <text:p text:style-name="P6">no shutdown</text:p>
      <text:p text:style-name="P6">exit</text:p>
      <text:p text:style-name="P6"/>
      <text:p text:style-name="P13">third router:</text:p>
      <text:p text:style-name="P6"/>
      <text:p text:style-name="P6"/>
      <text:p text:style-name="P6"><text:s/>conf term</text:p>
      <text:p text:style-name="P6">interface Fa0/0.10</text:p>
      <text:p text:style-name="P6">encapsulation dot1Q 10</text:p>
      <text:p text:style-name="P6">ip address 192.168.<text:span text:style-name="T5">4</text:span>.49 255.255.255.248</text:p>
      <text:p text:style-name="P6">no shutdown</text:p>
      <text:p text:style-name="P6"><text:soft-page-break/>exit </text:p>
      <text:p text:style-name="P6"/>
      <text:p text:style-name="P6"/>
      <text:p text:style-name="P6">conf term</text:p>
      <text:p text:style-name="P6">interface Fa0/0.20</text:p>
      <text:p text:style-name="P6">encapsulation dot1Q 20</text:p>
      <text:p text:style-name="P6">ip address 192.168.<text:span text:style-name="T5">4</text:span>.57 255.255.255.248 </text:p>
      <text:p text:style-name="P6">no shutdown</text:p>
      <text:p text:style-name="P6">exit </text:p>
      <text:p text:style-name="P6"/>
      <text:p text:style-name="P6"/>
      <text:p text:style-name="P6">conf term</text:p>
      <text:p text:style-name="P6">interface Fa0/0.30</text:p>
      <text:p text:style-name="P6">encapsulation dot1Q 30</text:p>
      <text:p text:style-name="P6">ip address 192.168.<text:span text:style-name="T5">4</text:span>.65 255.255.255.248 </text:p>
      <text:p text:style-name="P6">no shutdown</text:p>
      <text:p text:style-name="P6">exit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2">fourth router: </text:p>
      <text:p text:style-name="P22"/>
      <text:p text:style-name="P22"/>
      <text:p text:style-name="P6"><text:s/>conf term</text:p>
      <text:p text:style-name="P6">interface Fa0/0.10</text:p>
      <text:p text:style-name="P6">encapsulation dot1Q 10</text:p>
      <text:p text:style-name="P6">ip address 192.168.<text:span text:style-name="T5">4</text:span>.73 255.255.255.248</text:p>
      <text:p text:style-name="P6">no shutdown</text:p>
      <text:p text:style-name="P6">exit </text:p>
      <text:p text:style-name="P6"/>
      <text:p text:style-name="P6"/>
      <text:p text:style-name="P6">conf term</text:p>
      <text:p text:style-name="P6">interface Fa0/0.20</text:p>
      <text:p text:style-name="P6">encapsulation dot1Q 20</text:p>
      <text:p text:style-name="P6">ip address 192.168.<text:span text:style-name="T5">4</text:span>.81 255.255.255.248 </text:p>
      <text:p text:style-name="P6">no shutdown</text:p>
      <text:p text:style-name="P6">exit </text:p>
      <text:p text:style-name="P6"/>
      <text:p text:style-name="P6"/>
      <text:p text:style-name="P6">conf term</text:p>
      <text:p text:style-name="P6">interface Fa0/0.30</text:p>
      <text:p text:style-name="P6">encapsulation dot1Q 30</text:p>
      <text:p text:style-name="P6">ip address 192.168.<text:span text:style-name="T5">4</text:span>.89 255.255.255.248 </text:p>
      <text:p text:style-name="P6"><text:soft-page-break/>no shutdown</text:p>
      <text:p text:style-name="P6">exit</text:p>
      <text:p text:style-name="P6"/>
      <text:p text:style-name="P6"/>
      <text:p text:style-name="P6"/>
      <text:p text:style-name="P22">ospf of batiment <text:span text:style-name="T6">D</text:span> </text:p>
      <text:p text:style-name="P6"/>
      <text:p text:style-name="P33">router ospf 1</text:p>
      <text:p text:style-name="P33"><text:span text:style-name="T14">network 192.168.</text:span><text:span text:style-name="T15">11</text:span><text:span text:style-name="T14">.</text:span><text:span text:style-name="T15">0</text:span><text:span text:style-name="T14"> 0.0.0.</text:span><text:span text:style-name="T15">255</text:span><text:span text:style-name="T14"> area 0</text:span></text:p>
      <text:p text:style-name="P35">network 192.168.9.0 0.0.0.255 area 0</text:p>
      <text:p text:style-name="P35">network 192.168.8.0 0.0.0.255 area 0</text:p>
      <text:p text:style-name="P37"/>
      <text:p text:style-name="P6">network 192.168.<text:span text:style-name="T6">4</text:span>.0 0.0.0.7 area 0</text:p>
      <text:p text:style-name="P6">network 192.168.<text:span text:style-name="T6">4</text:span>.8 0.0.0.7 area 0</text:p>
      <text:p text:style-name="P6">network 192.168.<text:span text:style-name="T6">4</text:span>.16 0.0.0.7 area 0 </text:p>
      <text:p text:style-name="P6">network 192.168.<text:span text:style-name="T6">4</text:span>.100 0.0.0.3 area 0 </text:p>
      <text:p text:style-name="P40">end</text:p>
      <text:p text:style-name="P6"/>
      <text:p text:style-name="P6"/>
      <text:p text:style-name="P6"/>
      <text:p text:style-name="P6">router ospf 1</text:p>
      <text:p text:style-name="P6">network 192.168.<text:span text:style-name="T6">4</text:span>.24 0.0.0.7 area 0</text:p>
      <text:p text:style-name="P6">network 192.168.<text:span text:style-name="T6">4</text:span>.32 0.0.0.7 area 0</text:p>
      <text:p text:style-name="P6">network 192.168.<text:span text:style-name="T6">4</text:span>.40 0.0.0.7 area 0 </text:p>
      <text:p text:style-name="P6">network 192.168.<text:span text:style-name="T6">4</text:span>.100 0.0.0.3 area 0</text:p>
      <text:p text:style-name="P6">network 192.168.<text:span text:style-name="T6">4</text:span>.200 0.0.0.3 area 0</text:p>
      <text:p text:style-name="P41">ex</text:p>
      <text:p text:style-name="P6"/>
      <text:p text:style-name="P6">router ospf 1</text:p>
      <text:p text:style-name="P6">network 192.168.<text:span text:style-name="T6">4</text:span>.48 0.0.0.7 area 0</text:p>
      <text:p text:style-name="P6">network 192.168.<text:span text:style-name="T6">4</text:span>.56 0.0.0.7 area 0</text:p>
      <text:p text:style-name="P6">network 192.168.<text:span text:style-name="T6">4</text:span>.64 0.0.0.7 area 0 </text:p>
      <text:p text:style-name="P6">network 192.168.<text:span text:style-name="T6">4</text:span>.<text:span text:style-name="T1">1</text:span>60 0.0.0.3 area 0</text:p>
      <text:p text:style-name="P6">network 192.168.<text:span text:style-name="T6">4</text:span>.200 0.0.0.3 area 0</text:p>
      <text:p text:style-name="P6"/>
      <text:p text:style-name="P6">router ospf 1</text:p>
      <text:p text:style-name="P6">network 192.168.<text:span text:style-name="T6">4</text:span>.72 0.0.0.7 area 0</text:p>
      <text:p text:style-name="P6">network 192.168.<text:span text:style-name="T6">4</text:span>.80 0.0.0.7 area 0</text:p>
      <text:p text:style-name="P6">network 192.168.<text:span text:style-name="T6">4</text:span>.88 0.0.0.7 area 0 </text:p>
      <text:p text:style-name="P6">network 192.168.<text:span text:style-name="T6">4</text:span>.<text:span text:style-name="T1">1</text:span>60 0.0.0.3 area 0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15">administration batiment</text:p>
      <text:p text:style-name="P15"/>
      <text:p text:style-name="P8">For switch and vlan conf </text:p>
      <text:p text:style-name="P8"/>
      <text:p text:style-name="P8"/>
      <text:p text:style-name="P8">configure terminal</text:p>
      <text:p text:style-name="P8">no ip domain-lookup</text:p>
      <text:p text:style-name="P8">vlan <text:span text:style-name="T11">4</text:span>0</text:p>
      <text:p text:style-name="P8">exit</text:p>
      <text:p text:style-name="P8">vlan <text:span text:style-name="T11">5</text:span>0</text:p>
      <text:p text:style-name="P8">exit</text:p>
      <text:p text:style-name="P8">vlan <text:span text:style-name="T11">6</text:span>0</text:p>
      <text:p text:style-name="P8">interface fastEthernet 0/2</text:p>
      <text:p text:style-name="P8">switchport mode access</text:p>
      <text:p text:style-name="P8">switchport access vlan <text:span text:style-name="T11">4</text:span>0</text:p>
      <text:p text:style-name="P8">exit</text:p>
      <text:p text:style-name="P8">interface fastEthernet 0/3</text:p>
      <text:p text:style-name="P8">switchport mode access</text:p>
      <text:p text:style-name="P8">switchport access vlan <text:span text:style-name="T11">5</text:span>0</text:p>
      <text:p text:style-name="P8">exit</text:p>
      <text:p text:style-name="P8">interface fastEthernet 0/4</text:p>
      <text:p text:style-name="P8">switchport mode access</text:p>
      <text:p text:style-name="P8">switchport access vlan <text:span text:style-name="T11">6</text:span>0</text:p>
      <text:p text:style-name="P8">exit</text:p>
      <text:p text:style-name="P8">interface fastEthernet 0/1</text:p>
      <text:p text:style-name="P8">switchport mode trunk</text:p>
      <text:p text:style-name="P8">switchport trunk native vlan 1</text:p>
      <text:p text:style-name="P8">switchport trunk allowed vlan <text:span text:style-name="T11">4</text:span>0</text:p>
      <text:p text:style-name="P8">switchport trunk allowed vlan add <text:span text:style-name="T11">5</text:span>0</text:p>
      <text:p text:style-name="P14"/>
      <text:p text:style-name="P15">configuration switch de distribution</text:p>
      <text:p text:style-name="P9">configure terminal</text:p>
      <text:p text:style-name="P9">no ip domain-lookup</text:p>
      <text:p text:style-name="P9">vlan <text:span text:style-name="T11">4</text:span>0</text:p>
      <text:p text:style-name="P9">exit</text:p>
      <text:p text:style-name="P9">vlan <text:span text:style-name="T11">5</text:span>0</text:p>
      <text:p text:style-name="P47">exit</text:p>
      <text:p text:style-name="P8">interface fastEthernet 0/1</text:p>
      <text:p text:style-name="P8">switchport mode trunk</text:p>
      <text:p text:style-name="P8">switchport trunk native vlan 1</text:p>
      <text:p text:style-name="P8">switchport trunk allowed vlan <text:span text:style-name="T11">4</text:span>0</text:p>
      <text:p text:style-name="P43">switchport trunk allowed vlan add <text:span text:style-name="T11">5</text:span>0</text:p>
      <text:p text:style-name="P45">exit</text:p>
      <text:p text:style-name="P45"/>
      <text:p text:style-name="P8"><text:soft-page-break/>interface fastEthernet 0/<text:span text:style-name="T11">2</text:span></text:p>
      <text:p text:style-name="P8">switchport mode trunk</text:p>
      <text:p text:style-name="P8">switchport trunk native vlan 1</text:p>
      <text:p text:style-name="P8">switchport trunk allowed vlan <text:span text:style-name="T11">4</text:span>0</text:p>
      <text:p text:style-name="P45">exit</text:p>
      <text:p text:style-name="P45"/>
      <text:p text:style-name="P45"/>
      <text:p text:style-name="P8">interface fastEthernet 0/<text:span text:style-name="T11">3</text:span></text:p>
      <text:p text:style-name="P8">switchport mode trunk</text:p>
      <text:p text:style-name="P8">switchport trunk native vlan 1</text:p>
      <text:p text:style-name="P8">switchport trunk allowed vlan <text:span text:style-name="T11">4</text:span>0</text:p>
      <text:p text:style-name="P45">exit <text:s text:c="2"/></text:p>
      <text:p text:style-name="P45"/>
      <text:p text:style-name="P45"/>
      <text:p text:style-name="P45"/>
      <text:p text:style-name="P18">router</text:p>
      <text:p text:style-name="P18"/>
      <text:p text:style-name="P9"><text:s/>conf term</text:p>
      <text:p text:style-name="P9">interface Fa0/0.<text:span text:style-name="T16">4</text:span>0</text:p>
      <text:p text:style-name="P9">encapsulation dot1Q <text:span text:style-name="T16">4</text:span>0</text:p>
      <text:p text:style-name="P9">ip address 192.168.<text:span text:style-name="T12">5</text:span>.1 255.255.255.248</text:p>
      <text:p text:style-name="P9">no shutdown</text:p>
      <text:p text:style-name="P9">exit </text:p>
      <text:p text:style-name="P9"/>
      <text:p text:style-name="P9"/>
      <text:p text:style-name="P9">conf term</text:p>
      <text:p text:style-name="P9">interface Fa0/0.<text:span text:style-name="T16">5</text:span>0</text:p>
      <text:p text:style-name="P9">encapsulation dot1Q <text:span text:style-name="T16">5</text:span>0</text:p>
      <text:p text:style-name="P9">ip address 192.168.<text:span text:style-name="T12">5</text:span>.9 255.255.255.248 </text:p>
      <text:p text:style-name="P9">no shutdown</text:p>
      <text:p text:style-name="P9">exit </text:p>
      <text:p text:style-name="P9"/>
      <text:p text:style-name="P9"/>
      <text:p text:style-name="P9">conf term</text:p>
      <text:p text:style-name="P9">interface Fa0/0.<text:span text:style-name="T16">6</text:span>0</text:p>
      <text:p text:style-name="P9">encapsulation dot1Q <text:span text:style-name="T16">6</text:span>0</text:p>
      <text:p text:style-name="P9">ip address 192.168.<text:span text:style-name="T12">5</text:span>.17 255.255.255.248 </text:p>
      <text:p text:style-name="P9">no shutdown</text:p>
      <text:p text:style-name="P16">exit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7">OSPF </text:p>
      <text:p text:style-name="P17"/>
      <text:p text:style-name="P48">router ospf 1</text:p>
      <text:p text:style-name="P10">network 192.168.<text:span text:style-name="T6">5</text:span>.0 0.0.0.7 area 0</text:p>
      <text:p text:style-name="P10">network 192.168.<text:span text:style-name="T13">5</text:span>.8 0.0.0.7 area 0</text:p>
      <text:p text:style-name="P44">network 192.168.<text:span text:style-name="T13">12</text:span>.<text:span text:style-name="T13">0</text:span> 0.0.0.<text:span text:style-name="T13">255</text:span> area 0</text:p>
      <text:p text:style-name="P44">network 192.168.<text:span text:style-name="T13">10</text:span>.<text:span text:style-name="T13">0</text:span> 0.0.0.<text:span text:style-name="T13">255</text:span> area 0</text:p>
      <text:p text:style-name="P44">network 192.168.<text:span text:style-name="T13">11</text:span>.<text:span text:style-name="T13">0</text:span> 0.0.0.<text:span text:style-name="T13">255</text:span> area 0</text:p>
      <text:p text:style-name="P10"><text:span text:style-name="T14">network 192.168.</text:span><text:span text:style-name="T15">5</text:span><text:span text:style-name="T14">.16 0.0.0.7 area 0</text:span></text:p>
      <text:p text:style-name="P44"/>
      <text:p text:style-name="P44"/>
      <text:p text:style-name="P44"/>
      <text:p text:style-name="P44"/>
      <text:p text:style-name="P23">port security for vlans</text:p>
      <text:p text:style-name="P49">en</text:p>
      <text:p text:style-name="P49">conf term</text:p>
      <text:p text:style-name="P53"><text:span text:style-name="T17">interface Fa0/2<text:line-break/> <text:s/>switchport mode access<text:line-break/> <text:s/>switchport port-security<text:line-break/> <text:s/>switchport port-security maximum 1<text:line-break/> <text:s/>switchport port-security violation shutdown<text:line-break/> <text:s/>switchport port-security mac-address sticky</text:span><text:line-break/><text:span text:style-name="T17"> <text:s text:c="2"/>ex</text:span></text:p>
      <text:p text:style-name="P53"><text:span text:style-name="T17">interface Fa0/3<text:line-break/> <text:s/>switchport mode access<text:line-break/> <text:s/>switchport port-security<text:line-break/> <text:s/>switchport port-security maximum 1<text:line-break/> <text:s/>switchport port-security violation shutdown<text:line-break/> <text:s/>switchport port-security mac-address sticky</text:span><text:line-break/><text:span text:style-name="T17"> <text:s text:c="2"/>ex</text:span></text:p>
      <text:p text:style-name="P50"/>
      <text:p text:style-name="P50"/>
      <text:p text:style-name="P24">vlan ACL</text:p>
      <text:p text:style-name="P25"/>
      <text:p text:style-name="P51"/>
      <text:p text:style-name="P51">access-list 2 deny <text:s text:c="2"/>host 192.168.1.2<text:line-break/>access-list 2 deny <text:s text:c="2"/>host 192.168.1.26<text:line-break/>access-list 2 deny <text:s text:c="2"/>host 192.168.1.50<text:line-break/>access-list 2 deny <text:s text:c="2"/>host 192.168.1.74<text:line-break/><text:line-break/>access-list 2 deny <text:s text:c="2"/>host 192.168.2.2<text:line-break/>access-list 2 deny <text:s text:c="2"/>host 192.168.2.26<text:line-break/>access-list 2 deny <text:s text:c="2"/>host 192.168.2.50<text:line-break/>access-list 2 deny <text:s text:c="2"/>host 192.168.2.74<text:line-break/><text:line-break/><text:soft-page-break/>access-list 2 deny <text:s text:c="2"/>host 192.168.3.2<text:line-break/>access-list 2 deny <text:s text:c="2"/>host 192.168.3.26<text:line-break/>access-list 2 deny <text:s text:c="2"/>host 192.168.3.50<text:line-break/>access-list 2 deny <text:s text:c="2"/>host 192.168.3.74<text:line-break/><text:line-break/>access-list 2 deny <text:s text:c="2"/>host 192.168.4.2<text:line-break/>access-list 2 deny <text:s text:c="2"/>host 192.168.4.26<text:line-break/>access-list 2 deny <text:s text:c="2"/>host 192.168.4.50<text:line-break/>access-list 2 deny <text:s text:c="2"/>host 192.168.4.74<text:line-break/><text:line-break/>access-list 2 permit any<text:line-break/></text:p>
      <text:p text:style-name="P51"/>
      <text:p text:style-name="P52">interface fa0/0.40<text:line-break/> ip access-group 2 out<text:line-break/>exit<text:line-break/><text:line-break/>interface fa0/0.50<text:line-break/> ip access-group 2 out<text:line-break/>exit<text:line-break/></text:p>
      <text:p text:style-name="P52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04T00:04:52.046000000</meta:creation-date>
    <dc:date>2025-01-05T18:25:05.910000000</dc:date>
    <meta:editing-duration>PT56M50S</meta:editing-duration>
    <meta:editing-cycles>5</meta:editing-cycles>
    <meta:generator>Neat_Office/6.2.8.2$Windows_x86 LibreOffice_project/</meta:generator>
    <meta:document-statistic meta:table-count="0" meta:image-count="0" meta:object-count="0" meta:page-count="15" meta:paragraph-count="455" meta:word-count="1477" meta:character-count="10442" meta:non-whitespace-character-count="9253"/>
  </office:meta>
</office:document-meta>
</file>